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ABAD518BF0C3376C.png" manifest:media-type="image/png"/>
  <manifest:file-entry manifest:full-path="Pictures/1000000100000780000004389DDD155B9FE462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265cm" svg:y="0.873cm" svg:width="17cm" svg:height="9.562cm" draw:z-index="0"><draw:image xlink:href="Pictures/1000000100000780000004389DDD155B9FE462B5.png" xlink:type="simple" xlink:show="embed" xlink:actuate="onLoad" draw:mime-type="image/png"/></draw:frame><draw:frame draw:style-name="fr1" draw:name="Image2" text:anchor-type="char" svg:x="0.079cm" svg:y="13.323cm" svg:width="17cm" svg:height="9.562cm" draw:z-index="1"><draw:image xlink:href="Pictures/100000010000078000000438ABAD518BF0C337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37:45.532488362</meta:creation-date>
    <dc:date>2023-10-23T21:38:28.240827899</dc:date>
    <meta:editing-duration>PT4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